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.436cm" svg:y="5.572cm">
            <draw:object draw:notify-on-update-of-ranges="Лист1.A1:Лист1.A1 Лист1.A2:Лист1.A8 Лист1.B1:Лист1.B1 Лист1.B2:Лист1.B8 Лист1.C1:Лист1.C1 Лист1.C2:Лист1.C8 Лист1.D1:Лист1.D1 Лист1.D2:Лист1.D8 Лист1.E1:Лист1.E1 Лист1.E2:Лист1.E8 Лист1.F1:Лист1.F1 Лист1.F2:Лист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35cm" svg:y="5.322cm">
            <draw:object draw:notify-on-update-of-ranges="Лист1.H1:Лист1.H1 Лист1.H2:Лист1.H8 Лист1.I1:Лист1.I1 Лист1.I2:Лист1.I8 Лист1.J1:Лист1.J1 Лист1.J2:Лист1.J8 Лист1.K1:Лист1.K1 Лист1.K2:Лист1.K8 Лист1.L1:Лист1.L1 Лист1.L2:Лист1.L8 Лист1.M1:Лист1.M1 Лист1.M2:Лист1.M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ПД</text:p>
          </table:table-cell>
          <table:table-cell office:value-type="string">
            <text:p>ПД OMP</text:p>
          </table:table-cell>
          <table:table-cell office:value-type="string">
            <text:p>ЭР</text:p>
          </table:table-cell>
          <table:table-cell office:value-type="string">
            <text:p>ЭР OMP</text:p>
          </table:table-cell>
          <table:table-cell office:value-type="string">
            <text:p>Cмесь</text:p>
          </table:table-cell>
          <table:table-cell/>
          <table:table-cell/>
          <table:table-cell office:value-type="string">
            <text:p>ПД</text:p>
          </table:table-cell>
          <table:table-cell office:value-type="string">
            <text:p>ПД OMP</text:p>
          </table:table-cell>
          <table:table-cell office:value-type="string">
            <text:p>ЭР</text:p>
          </table:table-cell>
          <table:table-cell office:value-type="string">
            <text:p>ЭР OMP</text:p>
          </table:table-cell>
          <table:table-cell office:value-type="string">
            <text:p>Cмесь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232">
            <text:p>15232</text:p>
          </table:table-cell>
          <table:table-cell office:value-type="float" office:value="4108">
            <text:p>4108</text:p>
          </table:table-cell>
          <table:table-cell office:value-type="float" office:value="9148">
            <text:p>9148</text:p>
          </table:table-cell>
          <table:table-cell office:value-type="float" office:value="5808">
            <text:p>5808</text:p>
          </table:table-cell>
          <table:table-cell office:value-type="float" office:value="7960">
            <text:p>7960</text:p>
          </table:table-cell>
          <table:table-cell/>
          <table:table-cell office:value-type="float" office:value="10">
            <text:p>10</text:p>
          </table:table-cell>
          <table:table-cell table:formula="of:=LOG([.B2])" office:value-type="float" office:value="4.1827569310404">
            <text:p>4,182756931</text:p>
          </table:table-cell>
          <table:table-cell table:formula="of:=LOG([.C2])" office:value-type="float" office:value="3.61363043492524">
            <text:p>3,6136304349</text:p>
          </table:table-cell>
          <table:table-cell table:formula="of:=LOG([.D2])" office:value-type="float" office:value="3.96132615593471">
            <text:p>3,9613261559</text:p>
          </table:table-cell>
          <table:table-cell table:formula="of:=LOG([.E2])" office:value-type="float" office:value="3.76402660769204">
            <text:p>3,7640266077</text:p>
          </table:table-cell>
          <table:table-cell table:formula="of:=LOG([.F2])" office:value-type="float" office:value="3.90091306773767">
            <text:p>3,900913067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268">
            <text:p>12268</text:p>
          </table:table-cell>
          <table:table-cell office:value-type="float" office:value="10896">
            <text:p>10896</text:p>
          </table:table-cell>
          <table:table-cell office:value-type="float" office:value="9164">
            <text:p>9164</text:p>
          </table:table-cell>
          <table:table-cell office:value-type="float" office:value="6372">
            <text:p>6372</text:p>
          </table:table-cell>
          <table:table-cell office:value-type="float" office:value="15016">
            <text:p>15016</text:p>
          </table:table-cell>
          <table:table-cell/>
          <table:table-cell office:value-type="float" office:value="100">
            <text:p>100</text:p>
          </table:table-cell>
          <table:table-cell table:formula="of:=LOG([.B3])" office:value-type="float" office:value="4.08877376731045">
            <text:p>4,0887737673</text:p>
          </table:table-cell>
          <table:table-cell table:formula="of:=LOG([.C3])" office:value-type="float" office:value="4.03726709456871">
            <text:p>4,0372670946</text:p>
          </table:table-cell>
          <table:table-cell table:formula="of:=LOG([.D3])" office:value-type="float" office:value="3.96208508051736">
            <text:p>3,9620850805</text:p>
          </table:table-cell>
          <table:table-cell table:formula="of:=LOG([.E3])" office:value-type="float" office:value="3.80427576712909">
            <text:p>3,8042757671</text:p>
          </table:table-cell>
          <table:table-cell table:formula="of:=LOG([.F3])" office:value-type="float" office:value="4.17655425961329">
            <text:p>4,176554259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2704">
            <text:p>82704</text:p>
          </table:table-cell>
          <table:table-cell office:value-type="float" office:value="106500">
            <text:p>106500</text:p>
          </table:table-cell>
          <table:table-cell office:value-type="float" office:value="33324">
            <text:p>33324</text:p>
          </table:table-cell>
          <table:table-cell office:value-type="float" office:value="26412">
            <text:p>26412</text:p>
          </table:table-cell>
          <table:table-cell office:value-type="float" office:value="123900">
            <text:p>123900</text:p>
          </table:table-cell>
          <table:table-cell/>
          <table:table-cell office:value-type="float" office:value="1000">
            <text:p>1000</text:p>
          </table:table-cell>
          <table:table-cell table:formula="of:=LOG([.B4])" office:value-type="float" office:value="4.91752651482362">
            <text:p>4,9175265148</text:p>
          </table:table-cell>
          <table:table-cell table:formula="of:=LOG([.C4])" office:value-type="float" office:value="5.02734960777476">
            <text:p>5,0273496078</text:p>
          </table:table-cell>
          <table:table-cell table:formula="of:=LOG([.D4])" office:value-type="float" office:value="4.52275712579788">
            <text:p>4,5227571258</text:p>
          </table:table-cell>
          <table:table-cell table:formula="of:=LOG([.E4])" office:value-type="float" office:value="4.42180128860097">
            <text:p>4,4218012886</text:p>
          </table:table-cell>
          <table:table-cell table:formula="of:=LOG([.F4])" office:value-type="float" office:value="5.09307130637606">
            <text:p>5,093071306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67316">
            <text:p>967316</text:p>
          </table:table-cell>
          <table:table-cell office:value-type="float" office:value="1899744">
            <text:p>1899744</text:p>
          </table:table-cell>
          <table:table-cell office:value-type="float" office:value="193632">
            <text:p>193632</text:p>
          </table:table-cell>
          <table:table-cell office:value-type="float" office:value="176624">
            <text:p>176624</text:p>
          </table:table-cell>
          <table:table-cell office:value-type="float" office:value="1772900">
            <text:p>1772900</text:p>
          </table:table-cell>
          <table:table-cell/>
          <table:table-cell office:value-type="float" office:value="10000">
            <text:p>10000</text:p>
          </table:table-cell>
          <table:table-cell table:formula="of:=LOG([.B5])" office:value-type="float" office:value="5.98556837132989">
            <text:p>5,9855683713</text:p>
          </table:table-cell>
          <table:table-cell table:formula="of:=LOG([.C5])" office:value-type="float" office:value="6.27869508154334">
            <text:p>6,2786950815</text:p>
          </table:table-cell>
          <table:table-cell table:formula="of:=LOG([.D5])" office:value-type="float" office:value="5.28697713125233">
            <text:p>5,2869771313</text:p>
          </table:table-cell>
          <table:table-cell table:formula="of:=LOG([.E5])" office:value-type="float" office:value="5.24704971599908">
            <text:p>5,247049716</text:p>
          </table:table-cell>
          <table:table-cell table:formula="of:=LOG([.F5])" office:value-type="float" office:value="6.24868424001548">
            <text:p>6,2486842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4093268">
            <text:p>14093268</text:p>
          </table:table-cell>
          <table:table-cell office:value-type="float" office:value="40989796">
            <text:p>40989796</text:p>
          </table:table-cell>
          <table:table-cell office:value-type="float" office:value="2444164">
            <text:p>2444164</text:p>
          </table:table-cell>
          <table:table-cell office:value-type="float" office:value="2435140">
            <text:p>2435140</text:p>
          </table:table-cell>
          <table:table-cell office:value-type="float" office:value="35756752">
            <text:p>35756752</text:p>
          </table:table-cell>
          <table:table-cell/>
          <table:table-cell office:value-type="float" office:value="100000">
            <text:p>100000</text:p>
          </table:table-cell>
          <table:table-cell table:formula="of:=LOG([.B6])" office:value-type="float" office:value="7.14901171062538">
            <text:p>7,1490117106</text:p>
          </table:table-cell>
          <table:table-cell table:formula="of:=LOG([.C6])" office:value-type="float" office:value="7.61267575690409">
            <text:p>7,6126757569</text:p>
          </table:table-cell>
          <table:table-cell table:formula="of:=LOG([.D6])" office:value-type="float" office:value="6.38813034310303">
            <text:p>6,3881303431</text:p>
          </table:table-cell>
          <table:table-cell table:formula="of:=LOG([.E6])" office:value-type="float" office:value="6.38652393453614">
            <text:p>6,3865239345</text:p>
          </table:table-cell>
          <table:table-cell table:formula="of:=LOG([.F6])" office:value-type="float" office:value="7.55335806234588">
            <text:p>7,553358062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41056772">
            <text:p>241056772</text:p>
          </table:table-cell>
          <table:table-cell office:value-type="float" office:value="976031160">
            <text:p>976031160</text:p>
          </table:table-cell>
          <table:table-cell office:value-type="float" office:value="20949716">
            <text:p>20949716</text:p>
          </table:table-cell>
          <table:table-cell office:value-type="float" office:value="20943364">
            <text:p>20943364</text:p>
          </table:table-cell>
          <table:table-cell office:value-type="float" office:value="582413908">
            <text:p>582413908</text:p>
          </table:table-cell>
          <table:table-cell/>
          <table:table-cell office:value-type="float" office:value="1000000">
            <text:p>1000000</text:p>
          </table:table-cell>
          <table:table-cell table:formula="of:=LOG([.B7])" office:value-type="float" office:value="8.38211933661106">
            <text:p>8,3821193366</text:p>
          </table:table-cell>
          <table:table-cell table:formula="of:=LOG([.C7])" office:value-type="float" office:value="8.98946368283066">
            <text:p>8,9894636828</text:p>
          </table:table-cell>
          <table:table-cell table:formula="of:=LOG([.D7])" office:value-type="float" office:value="7.3211781399291">
            <text:p>7,3211781399</text:p>
          </table:table-cell>
          <table:table-cell table:formula="of:=LOG([.E7])" office:value-type="float" office:value="7.32104644091961">
            <text:p>7,3210464409</text:p>
          </table:table-cell>
          <table:table-cell table:formula="of:=LOG([.F7])" office:value-type="float" office:value="8.76523173734814">
            <text:p>8,765231737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377389880">
            <text:p>4377389880</text:p>
          </table:table-cell>
          <table:table-cell office:value-type="float" office:value="24808213864">
            <text:p>24808213864</text:p>
          </table:table-cell>
          <table:table-cell office:value-type="float" office:value="203413328">
            <text:p>203413328</text:p>
          </table:table-cell>
          <table:table-cell office:value-type="float" office:value="201748812">
            <text:p>201748812</text:p>
          </table:table-cell>
          <table:table-cell office:value-type="float" office:value="11927575460">
            <text:p>11927575460</text:p>
          </table:table-cell>
          <table:table-cell/>
          <table:table-cell office:value-type="float" office:value="10000000">
            <text:p>10000000</text:p>
          </table:table-cell>
          <table:table-cell table:formula="of:=LOG([.B8])" office:value-type="float" office:value="9.64121522954477">
            <text:p>9,6412152295</text:p>
          </table:table-cell>
          <table:table-cell table:formula="of:=LOG([.C8])" office:value-type="float" office:value="10.3945954971649">
            <text:p>10,3945954972</text:p>
          </table:table-cell>
          <table:table-cell table:formula="of:=LOG([.D8])" office:value-type="float" office:value="8.3083794052594">
            <text:p>8,3083794053</text:p>
          </table:table-cell>
          <table:table-cell table:formula="of:=LOG([.E8])" office:value-type="float" office:value="8.30481098605402">
            <text:p>8,3048109861</text:p>
          </table:table-cell>
          <table:table-cell table:formula="of:=LOG([.F8])" office:value-type="float" office:value="10.0765521728108">
            <text:p>10,0765521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7:42</meta:creation-date>
    <meta:generator>LibreOffice/4.0.2.2$Linux_X86_64 LibreOffice_project/400m0$Build-2</meta:generator>
    <dc:date>2013-12-15T15:18:13</dc:date>
    <meta:editing-duration>PT12M13S</meta:editing-duration>
    <meta:editing-cycles>2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Результаты</text:p>
        </chart:title>
        <chart:legend chart:legend-position="end" svg:x="13.28cm" svg:y="3.205cm" style:legend-expansion="high" chart:style-name="ch3"/>
        <chart:plot-area chart:style-name="ch4" table:cell-range-address="Лист1.A1:Лист1.F8" chart:data-source-has-labels="both" svg:x="0.77cm" svg:y="1.635cm" svg:width="11.87cm" svg:height="6.765cm">
          <chartooo:coordinate-region svg:x="3.058cm" svg:y="1.835cm" svg:width="8.839cm" svg:height="5.918cm"/>
          <chart:axis chart:dimension="x" chart:name="primary-x" chart:style-name="ch5" chartooo:axis-type="auto">
            <chartooo:date-scale/>
            <chart:categories table:cell-range-address="Лист1.A2:Лист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" chart:label-cell-address="Лист1.B1:Лист1.B1" chart:class="chart:line">
            <chart:data-point chart:repeated="7"/>
          </chart:series>
          <chart:series chart:style-name="ch8" chart:values-cell-range-address="Лист1.C2:Лист1.C8" chart:label-cell-address="Лист1.C1:Лист1.C1" chart:class="chart:line">
            <chart:data-point chart:repeated="7"/>
          </chart:series>
          <chart:series chart:style-name="ch9" chart:values-cell-range-address="Лист1.D2:Лист1.D8" chart:label-cell-address="Лист1.D1:Лист1.D1" chart:class="chart:line">
            <chart:data-point chart:repeated="7"/>
          </chart:series>
          <chart:series chart:style-name="ch10" chart:values-cell-range-address="Лист1.E2:Лист1.E8" chart:label-cell-address="Лист1.E1:Лист1.E1" chart:class="chart:line">
            <chart:data-point chart:repeated="7"/>
          </chart:series>
          <chart:series chart:style-name="ch11" chart:values-cell-range-address="Лист1.F2:Лист1.F8" chart:label-cell-address="Лист1.F1:Лист1.F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Д</text:p>
                <draw:g>
                  <svg:desc>Лист1.B1:Лист1.B1</svg:desc>
                </draw:g>
              </table:table-cell>
              <table:table-cell office:value-type="string">
                <text:p>ПД OMP</text:p>
                <draw:g>
                  <svg:desc>Лист1.C1:Лист1.C1</svg:desc>
                </draw:g>
              </table:table-cell>
              <table:table-cell office:value-type="string">
                <text:p>ЭР</text:p>
                <draw:g>
                  <svg:desc>Лист1.D1:Лист1.D1</svg:desc>
                </draw:g>
              </table:table-cell>
              <table:table-cell office:value-type="string">
                <text:p>ЭР OMP</text:p>
                <draw:g>
                  <svg:desc>Лист1.E1:Лист1.E1</svg:desc>
                </draw:g>
              </table:table-cell>
              <table:table-cell office:value-type="string">
                <text:p>Cмесь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2:Лист1.A8</svg:desc>
                </draw:g>
              </table:table-cell>
              <table:table-cell office:value-type="float" office:value="15232">
                <text:p>15232</text:p>
                <draw:g>
                  <svg:desc>Лист1.B2:Лист1.B8</svg:desc>
                </draw:g>
              </table:table-cell>
              <table:table-cell office:value-type="float" office:value="4108">
                <text:p>4108</text:p>
                <draw:g>
                  <svg:desc>Лист1.C2:Лист1.C8</svg:desc>
                </draw:g>
              </table:table-cell>
              <table:table-cell office:value-type="float" office:value="9148">
                <text:p>9148</text:p>
                <draw:g>
                  <svg:desc>Лист1.D2:Лист1.D8</svg:desc>
                </draw:g>
              </table:table-cell>
              <table:table-cell office:value-type="float" office:value="5808">
                <text:p>5808</text:p>
                <draw:g>
                  <svg:desc>Лист1.E2:Лист1.E8</svg:desc>
                </draw:g>
              </table:table-cell>
              <table:table-cell office:value-type="float" office:value="7960">
                <text:p>7960</text:p>
                <draw:g>
                  <svg:desc>Лист1.F2:Лист1.F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268">
                <text:p>12268</text:p>
              </table:table-cell>
              <table:table-cell office:value-type="float" office:value="10896">
                <text:p>10896</text:p>
              </table:table-cell>
              <table:table-cell office:value-type="float" office:value="9164">
                <text:p>9164</text:p>
              </table:table-cell>
              <table:table-cell office:value-type="float" office:value="6372">
                <text:p>6372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2704">
                <text:p>82704</text:p>
              </table:table-cell>
              <table:table-cell office:value-type="float" office:value="106500">
                <text:p>106500</text:p>
              </table:table-cell>
              <table:table-cell office:value-type="float" office:value="33324">
                <text:p>33324</text:p>
              </table:table-cell>
              <table:table-cell office:value-type="float" office:value="26412">
                <text:p>26412</text:p>
              </table:table-cell>
              <table:table-cell office:value-type="float" office:value="123900">
                <text:p>1239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67316">
                <text:p>967316</text:p>
              </table:table-cell>
              <table:table-cell office:value-type="float" office:value="1899744">
                <text:p>1899744</text:p>
              </table:table-cell>
              <table:table-cell office:value-type="float" office:value="193632">
                <text:p>193632</text:p>
              </table:table-cell>
              <table:table-cell office:value-type="float" office:value="176624">
                <text:p>176624</text:p>
              </table:table-cell>
              <table:table-cell office:value-type="float" office:value="1772900">
                <text:p>17729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093268">
                <text:p>14093268</text:p>
              </table:table-cell>
              <table:table-cell office:value-type="float" office:value="40989796">
                <text:p>40989796</text:p>
              </table:table-cell>
              <table:table-cell office:value-type="float" office:value="2444164">
                <text:p>2444164</text:p>
              </table:table-cell>
              <table:table-cell office:value-type="float" office:value="2435140">
                <text:p>2435140</text:p>
              </table:table-cell>
              <table:table-cell office:value-type="float" office:value="35756752">
                <text:p>357567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41056772">
                <text:p>241056772</text:p>
              </table:table-cell>
              <table:table-cell office:value-type="float" office:value="976031160">
                <text:p>976031160</text:p>
              </table:table-cell>
              <table:table-cell office:value-type="float" office:value="20949716">
                <text:p>20949716</text:p>
              </table:table-cell>
              <table:table-cell office:value-type="float" office:value="20943364">
                <text:p>20943364</text:p>
              </table:table-cell>
              <table:table-cell office:value-type="float" office:value="582413908">
                <text:p>58241390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377389880">
                <text:p>4377389880</text:p>
              </table:table-cell>
              <table:table-cell office:value-type="float" office:value="24808213864">
                <text:p>24808213864</text:p>
              </table:table-cell>
              <table:table-cell office:value-type="float" office:value="203413328">
                <text:p>203413328</text:p>
              </table:table-cell>
              <table:table-cell office:value-type="float" office:value="201748812">
                <text:p>201748812</text:p>
              </table:table-cell>
              <table:table-cell office:value-type="float" office:value="11927575460">
                <text:p>11927575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205cm" style:legend-expansion="high" chart:style-name="ch2"/>
        <chart:plot-area chart:style-name="ch3" table:cell-range-address="Лист1.H1:Лист1.M8" chart:data-source-has-labels="both" svg:x="0.77cm" svg:y="0.855cm" svg:width="11.87cm" svg:height="7.545cm">
          <chartooo:coordinate-region svg:x="1.391cm" svg:y="1.054cm" svg:width="10.506cm" svg:height="6.699cm"/>
          <chart:axis chart:dimension="x" chart:name="primary-x" chart:style-name="ch4" chartooo:axis-type="auto">
            <chartooo:date-scale/>
            <chart:categories table:cell-range-address="Лист1.H2:Лист1.H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I2:Лист1.I8" chart:label-cell-address="Лист1.I1:Лист1.I1" chart:class="chart:line">
            <chart:data-point chart:repeated="7"/>
          </chart:series>
          <chart:series chart:style-name="ch7" chart:values-cell-range-address="Лист1.J2:Лист1.J8" chart:label-cell-address="Лист1.J1:Лист1.J1" chart:class="chart:line">
            <chart:data-point chart:repeated="7"/>
          </chart:series>
          <chart:series chart:style-name="ch8" chart:values-cell-range-address="Лист1.K2:Лист1.K8" chart:label-cell-address="Лист1.K1:Лист1.K1" chart:class="chart:line">
            <chart:data-point chart:repeated="7"/>
          </chart:series>
          <chart:series chart:style-name="ch9" chart:values-cell-range-address="Лист1.L2:Лист1.L8" chart:label-cell-address="Лист1.L1:Лист1.L1" chart:class="chart:line">
            <chart:data-point chart:repeated="7"/>
          </chart:series>
          <chart:series chart:style-name="ch10" chart:values-cell-range-address="Лист1.M2:Лист1.M8" chart:label-cell-address="Лист1.M1:Лист1.M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Д</text:p>
                <draw:g>
                  <svg:desc>Лист1.I1:Лист1.I1</svg:desc>
                </draw:g>
              </table:table-cell>
              <table:table-cell office:value-type="string">
                <text:p>ПД OMP</text:p>
                <draw:g>
                  <svg:desc>Лист1.J1:Лист1.J1</svg:desc>
                </draw:g>
              </table:table-cell>
              <table:table-cell office:value-type="string">
                <text:p>ЭР</text:p>
                <draw:g>
                  <svg:desc>Лист1.K1:Лист1.K1</svg:desc>
                </draw:g>
              </table:table-cell>
              <table:table-cell office:value-type="string">
                <text:p>ЭР OMP</text:p>
                <draw:g>
                  <svg:desc>Лист1.L1:Лист1.L1</svg:desc>
                </draw:g>
              </table:table-cell>
              <table:table-cell office:value-type="string">
                <text:p>Cмесь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H2:Лист1.H8</svg:desc>
                </draw:g>
              </table:table-cell>
              <table:table-cell office:value-type="float" office:value="4.1827569310404">
                <text:p>4.1827569310404</text:p>
                <draw:g>
                  <svg:desc>Лист1.I2:Лист1.I8</svg:desc>
                </draw:g>
              </table:table-cell>
              <table:table-cell office:value-type="float" office:value="3.61363043492524">
                <text:p>3.61363043492524</text:p>
                <draw:g>
                  <svg:desc>Лист1.J2:Лист1.J8</svg:desc>
                </draw:g>
              </table:table-cell>
              <table:table-cell office:value-type="float" office:value="3.96132615593471">
                <text:p>3.96132615593471</text:p>
                <draw:g>
                  <svg:desc>Лист1.K2:Лист1.K8</svg:desc>
                </draw:g>
              </table:table-cell>
              <table:table-cell office:value-type="float" office:value="3.76402660769204">
                <text:p>3.76402660769204</text:p>
                <draw:g>
                  <svg:desc>Лист1.L2:Лист1.L8</svg:desc>
                </draw:g>
              </table:table-cell>
              <table:table-cell office:value-type="float" office:value="3.90091306773767">
                <text:p>3.90091306773767</text:p>
                <draw:g>
                  <svg:desc>Лист1.M2:Лист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08877376731045">
                <text:p>4.08877376731045</text:p>
              </table:table-cell>
              <table:table-cell office:value-type="float" office:value="4.03726709456871">
                <text:p>4.03726709456871</text:p>
              </table:table-cell>
              <table:table-cell office:value-type="float" office:value="3.96208508051736">
                <text:p>3.96208508051736</text:p>
              </table:table-cell>
              <table:table-cell office:value-type="float" office:value="3.80427576712909">
                <text:p>3.80427576712909</text:p>
              </table:table-cell>
              <table:table-cell office:value-type="float" office:value="4.17655425961329">
                <text:p>4.17655425961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91752651482362">
                <text:p>4.91752651482362</text:p>
              </table:table-cell>
              <table:table-cell office:value-type="float" office:value="5.02734960777476">
                <text:p>5.02734960777476</text:p>
              </table:table-cell>
              <table:table-cell office:value-type="float" office:value="4.52275712579788">
                <text:p>4.52275712579788</text:p>
              </table:table-cell>
              <table:table-cell office:value-type="float" office:value="4.42180128860097">
                <text:p>4.42180128860097</text:p>
              </table:table-cell>
              <table:table-cell office:value-type="float" office:value="5.09307130637606">
                <text:p>5.093071306376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98556837132989">
                <text:p>5.98556837132989</text:p>
              </table:table-cell>
              <table:table-cell office:value-type="float" office:value="6.27869508154334">
                <text:p>6.27869508154334</text:p>
              </table:table-cell>
              <table:table-cell office:value-type="float" office:value="5.28697713125233">
                <text:p>5.28697713125233</text:p>
              </table:table-cell>
              <table:table-cell office:value-type="float" office:value="5.24704971599908">
                <text:p>5.24704971599908</text:p>
              </table:table-cell>
              <table:table-cell office:value-type="float" office:value="6.24868424001548">
                <text:p>6.248684240015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14901171062538">
                <text:p>7.14901171062538</text:p>
              </table:table-cell>
              <table:table-cell office:value-type="float" office:value="7.61267575690409">
                <text:p>7.61267575690409</text:p>
              </table:table-cell>
              <table:table-cell office:value-type="float" office:value="6.38813034310303">
                <text:p>6.38813034310303</text:p>
              </table:table-cell>
              <table:table-cell office:value-type="float" office:value="6.38652393453614">
                <text:p>6.38652393453614</text:p>
              </table:table-cell>
              <table:table-cell office:value-type="float" office:value="7.55335806234588">
                <text:p>7.553358062345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8211933661106">
                <text:p>8.38211933661106</text:p>
              </table:table-cell>
              <table:table-cell office:value-type="float" office:value="8.98946368283066">
                <text:p>8.98946368283066</text:p>
              </table:table-cell>
              <table:table-cell office:value-type="float" office:value="7.3211781399291">
                <text:p>7.3211781399291</text:p>
              </table:table-cell>
              <table:table-cell office:value-type="float" office:value="7.32104644091961">
                <text:p>7.32104644091961</text:p>
              </table:table-cell>
              <table:table-cell office:value-type="float" office:value="8.76523173734814">
                <text:p>8.7652317373481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64121522954477">
                <text:p>9.64121522954477</text:p>
              </table:table-cell>
              <table:table-cell office:value-type="float" office:value="10.3945954971649">
                <text:p>10.3945954971649</text:p>
              </table:table-cell>
              <table:table-cell office:value-type="float" office:value="8.3083794052594">
                <text:p>8.3083794052594</text:p>
              </table:table-cell>
              <table:table-cell office:value-type="float" office:value="8.30481098605402">
                <text:p>8.30481098605402</text:p>
              </table:table-cell>
              <table:table-cell office:value-type="float" office:value="10.0765521728108">
                <text:p>10.0765521728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